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8T13:04:47.06</meta:creation-date>
    <meta:document-statistic meta:table-count="0" meta:image-count="0" meta:object-count="0" meta:page-count="1" meta:paragraph-count="0" meta:word-count="0" meta:character-count="0"/>
    <dc:date>2010-06-18T13:05:25.18</dc:date>
    <meta:editing-duration>PT00H00M38S</meta:editing-duration>
    <meta:editing-cycles>1</meta:editing-cycles>
    <meta:generator>OpenOffice.org/3.2$Win32 OpenOffice.org_project/320m18$Build-9502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5900ad007a00e80028000f004b001900a300fc0001007600b40001003f005f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VtEaoDevppbiaGRW6T4M9T6CPpQ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02002300af00c0004b00ca004e001f00a7001e00a000ed000700d500b60061">
        <DigestMethod Algorithm="http://www.w3.org/2000/09/xmldsig#sha1"/>
        <DigestValue>0FgNvqeMYUQ6I9Uiv4jz15Aq9VY=</DigestValue>
      </Reference>
    </SignedInfo>
    <SignatureValue>rCNNwNidXNwECy1RfWb56drIreJM0oLRLkY03qRfU1EkD7nFWEJ2aD26aX7Xilsd
5/yFfNQQ8gcKLKXPYjHQ1MljaQEJ4u4IqSqg4Gv+utRS8+/EUSBF2CRYp/hYi+EG
7xS3s6IieXqSK19wG2L0QKulWoRJpmKM4k3JwpSXkns=</SignatureValue>
    <KeyInfo>
      <X509Data>
        <X509IssuerSerial>
          <X509IssuerName>CN=Root 11, OU=Development, O=OpenOffice.org, ST=Hamburg, C=DE</X509IssuerName>
          <X509SerialNumber>2435387632</X509SerialNumber>
        </X509IssuerSerial>
        <X509Certificate>MIICeTCCAeKgAwIBAgIFAJEpEPAwDQYJKoZIhvcNAQEFBQAwYDELMAkGA1UEBhMC
REUxEDAOBgNVBAgTB0hhbWJ1cmcxFzAVBgNVBAoTDk9wZW5PZmZpY2Uub3JnMRQw
EgYDVQQLEwtEZXZlbG9wbWVudDEQMA4GA1UEAxMHUm9vdCAxMTAeFw0xMDA2MTgw
NzAxNTFaFw0xMDA5MTgwNzAxNTFaMIGgMQswCQYDVQQGEwJERTEQMA4GA1UECBMH
SGFtYnVyZzEXMBUGA1UEChMOT3Blbk9mZmljZS5vcmcxZjAaBgkqhkiG9w0BCQEW
DXRlc3RAdGVzdC5vcmcwIgYDVQQDExtVc2VyMzQgd2l0aCBhICsgaW4gdGhlIG5h
bWUwJAYDVQQLEx1EZXZlbG9wbWVudCA9IHRlYW0gMSArIHRlYW0gMjCBnzANBgkq
hkiG9w0BAQEFAAOBjQAwgYkCgYEAx3zUnUBcH1/lUQ9copDKA3yYId04dgPrawfH
N43lMPjmljeF3tygijTtG4lfT1dM3tozpDXq2jqXGGymNqs1v3FQnwns5j+Jw7Nm
c3JUbShO5Hy9+eprQz/ohAp++ltgGYHrj/LVOMZ79hT6ygHqM2jIpuE5k5pLq/fu
nIaVt38CAwEAATANBgkqhkiG9w0BAQUFAAOBgQBLCnwEJO/gb7LZd2eeBCOUSzGY
RYuEl+CT3GRoojQtjNz5aZ1m2jaTnxmlaa8nLF4LgxIDVnU52s29FrZ060h07faY
wZwq6WSvKO1IUA93qMWOeAGSV/AVCFdHzLq4pADxYAST5Uc39Rxb04O5jCuMIo54
hn/I9ki/tnRS4AkoWQ==</X509Certificate>
      </X509Data>
    </KeyInfo>
    <Object>
      <SignatureProperties>
        <SignatureProperty Id="ID_0002002300af00c0004b00ca004e001f00a7001e00a000ed000700d500b60061" Target="#ID_005900ad007a00e80028000f004b001900a300fc0001007600b40001003f005f">
          <dc:date xmlns:dc="http://purl.org/dc/elements/1.1/">2010-06-18T13:05:29,59</dc:date>
        </SignatureProperty>
      </SignatureProperties>
    </Object>
  </Signature>
</document-signatures>
</file>